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fe62" officeooo:paragraph-rsid="0012fe62"/>
    </style:style>
    <style:style style:name="P2" style:family="paragraph" style:parent-style-name="Standard">
      <style:text-properties fo:font-weight="bold" officeooo:rsid="00149bac" officeooo:paragraph-rsid="0015a002" style:font-weight-asian="bold" style:font-weight-complex="bold"/>
    </style:style>
    <style:style style:name="P3" style:family="paragraph" style:parent-style-name="Standard">
      <style:text-properties officeooo:rsid="00149bac" officeooo:paragraph-rsid="0015a002"/>
    </style:style>
    <style:style style:name="P4" style:family="paragraph" style:parent-style-name="Standard">
      <style:text-properties officeooo:rsid="00165fd4" officeooo:paragraph-rsid="00165fd4"/>
    </style:style>
    <style:style style:name="P5" style:family="paragraph" style:parent-style-name="Standard">
      <style:text-properties officeooo:rsid="001812c2" officeooo:paragraph-rsid="001812c2"/>
    </style:style>
    <style:style style:name="P6" style:family="paragraph" style:parent-style-name="Table_20_Contents">
      <style:text-properties officeooo:rsid="0012fe62" officeooo:paragraph-rsid="0012fe62"/>
    </style:style>
    <style:style style:name="P7" style:family="paragraph" style:parent-style-name="Table_20_Contents">
      <style:paragraph-properties fo:text-align="center" style:justify-single-word="false"/>
      <style:text-properties officeooo:rsid="0012fe62" officeooo:paragraph-rsid="0012fe62"/>
    </style:style>
    <style:style style:name="P8" style:family="paragraph" style:parent-style-name="Table_20_Contents">
      <style:text-properties officeooo:rsid="00145334" officeooo:paragraph-rsid="00145334"/>
    </style:style>
    <style:style style:name="P9" style:family="paragraph" style:parent-style-name="Standard">
      <style:text-properties officeooo:rsid="001f8dfb" officeooo:paragraph-rsid="0015a002"/>
    </style:style>
    <style:style style:name="P10" style:family="paragraph" style:parent-style-name="Standard" style:list-style-name="L1">
      <style:text-properties officeooo:rsid="001f8dfb" officeooo:paragraph-rsid="0015a002"/>
    </style:style>
    <style:style style:name="P11" style:family="paragraph" style:parent-style-name="Standard" style:list-style-name="L1">
      <style:text-properties officeooo:rsid="0008f2eb" officeooo:paragraph-rsid="0015a002"/>
    </style:style>
    <style:style style:name="P12" style:family="paragraph" style:parent-style-name="Standard" style:list-style-name="L1">
      <style:text-properties officeooo:rsid="0015a002" officeooo:paragraph-rsid="0015a002"/>
    </style:style>
    <style:style style:name="P13" style:family="paragraph" style:parent-style-name="Standard" style:list-style-name="L1">
      <style:text-properties fo:font-weight="normal" officeooo:rsid="000a51a8" officeooo:paragraph-rsid="0015a002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5a002" officeooo:paragraph-rsid="0015a002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f8dfb" officeooo:paragraph-rsid="0015a002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65fd4" officeooo:paragraph-rsid="00165fd4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8dfb"/>
    </style:style>
    <style:style style:name="T2" style:family="text">
      <style:text-properties officeooo:rsid="00165fd4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<text:s text:c="33"/>2 <text:s text:c="32"/>1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6">Boton 3</text:p>
          </table:table-cell>
          <table:table-cell table:style-name="Tabla1.A1" office:value-type="string">
            <text:p text:style-name="P6">Boton 2</text:p>
          </table:table-cell>
          <table:table-cell table:style-name="Tabla1.A1" office:value-type="string">
            <text:p text:style-name="P6">Boton 1</text:p>
          </table:table-cell>
          <table:table-cell table:style-name="Tabla1.A1" office:value-type="string">
            <text:p text:style-name="P6">Led 2</text:p>
          </table:table-cell>
          <table:table-cell table:style-name="Tabla1.E1" office:value-type="string">
            <text:p text:style-name="P6">Led 1</text:p>
          </table:table-cell>
        </table:table-row>
        <table:table-row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8">0</text:p>
          </table:table-cell>
          <table:table-cell table:style-name="Tabla1.E2" office:value-type="string">
            <text:p text:style-name="P8">0</text:p>
          </table:table-cell>
        </table:table-row>
        <table:table-row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8">0</text:p>
          </table:table-cell>
          <table:table-cell table:style-name="Tabla1.E2" office:value-type="string">
            <text:p text:style-name="P8">0</text:p>
          </table:table-cell>
        </table:table-row>
        <table:table-row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8">0</text:p>
          </table:table-cell>
          <table:table-cell table:style-name="Tabla1.E2" office:value-type="string">
            <text:p text:style-name="P8">0</text:p>
          </table:table-cell>
        </table:table-row>
        <table:table-row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8">0</text:p>
          </table:table-cell>
          <table:table-cell table:style-name="Tabla1.E2" office:value-type="string">
            <text:p text:style-name="P8">1</text:p>
          </table:table-cell>
        </table:table-row>
        <table:table-row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8">0</text:p>
          </table:table-cell>
          <table:table-cell table:style-name="Tabla1.E2" office:value-type="string">
            <text:p text:style-name="P8">0</text:p>
          </table:table-cell>
        </table:table-row>
        <table:table-row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8">0</text:p>
          </table:table-cell>
          <table:table-cell table:style-name="Tabla1.E2" office:value-type="string">
            <text:p text:style-name="P8">0</text:p>
          </table:table-cell>
        </table:table-row>
        <table:table-row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0</text:p>
          </table:table-cell>
          <table:table-cell table:style-name="Tabla1.A2" office:value-type="string">
            <text:p text:style-name="P8">1</text:p>
          </table:table-cell>
          <table:table-cell table:style-name="Tabla1.E2" office:value-type="string">
            <text:p text:style-name="P8">0</text:p>
          </table:table-cell>
        </table:table-row>
        <table:table-row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7">1</text:p>
          </table:table-cell>
          <table:table-cell table:style-name="Tabla1.A2" office:value-type="string">
            <text:p text:style-name="P8">1</text:p>
          </table:table-cell>
          <table:table-cell table:style-name="Tabla1.E2" office:value-type="string">
            <text:p text:style-name="P8">1</text:p>
          </table:table-cell>
        </table:table-row>
      </table:table>
      <text:p text:style-name="Standard"/>
      <text:p text:style-name="P3"/>
      <text:p text:style-name="P3"/>
      <text:p text:style-name="P4">1.- Es un divisor de frecuencia en el que divide la frecuencia <office:annotation office:name="__Annotation__224_283120031"><dc:creator>Autor desconocido</dc:creator><dc:date>2018-06-08T00:29:00.293000000</dc:date><text:p text:style-name="P17"><text:span text:style-name="T3">???</text:span></text:p></office:annotation>entre el multiplo comun del 2.<office:annotation-end office:name="__Annotation__224_283120031"/></text:p>
      <text:p text:style-name="P4"><office:annotation office:name="__Annotation__225_283120031"><dc:creator>Autor desconocido</dc:creator><dc:date>2018-06-08T00:29:11.014000000</dc:date><text:p text:style-name="P17"><text:span text:style-name="T3">En el ejemplo no hay 200Hz. Había que explicar el ejemplo</text:span></text:p></office:annotation>Por ejemplo si tenemos 200 Hz<office:annotation-end office:name="__Annotation__225_283120031"/>, poniendo los divisores en serie estamos dividiendo la frecuencia de la entrada, hasta el punto que queramos llegar. Cuanta mas divisores pongas mas pequeña sera la frecuencia en la salida.</text:p>
      <text:p text:style-name="P4">2.- </text:p>
      <text:p text:style-name="P3"/>
      <text:p text:style-name="P5">3.- <office:annotation office:name="__Annotation__226_283120031"><dc:creator>Autor desconocido</dc:creator><dc:date>2018-06-08T00:30:21.706000000</dc:date><text:p text:style-name="P17"><text:span text:style-name="T3">Ondo</text:span></text:p></office:annotation>Es el programa de un zumbador, en el que aparecen los pulsos de frecuencia, el zumbador y dos leds que hacen de referencia cuando suena una frecuencia o otra. Hay un multiplexador de 2 a 1, que hace que cuando sea un 1 suene una frecuencia cuando sea un 0 sonara otra frecuencia. Segun el estado que este se encendera un led u otro.<office:annotation-end office:name="__Annotation__226_28312003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Responder a las siguientes preguntas en un nuevo documento.</text:p>
      <text:list xml:id="list8146488882036807386" text:style-name="L1">
        <text:list-item>
          <text:p text:style-name="P11"><text:span text:style-name="T1">¿Que es una señal digital</text:span>?</text:p>
          <text:p text:style-name="P12"><office:annotation office:name="__Annotation__227_283120031"><dc:creator>Autor desconocido</dc:creator><dc:date>2018-06-08T00:31:00.137000000</dc:date><text:p text:style-name="P17"><text:span text:style-name="T3">No esta mal, pero un poco limitado</text:span></text:p></office:annotation>Una señal digital es, una señal que según que tension tengas a la entrada hace esa tension de entrada o un cero. Con palabras bruscas es o un 1 o un 0.<office:annotation-end office:name="__Annotation__227_283120031"/></text:p>
        </text:list-item>
        <text:list-item>
          <text:p text:style-name="P10">Proporciona un ejemplo para describir una señal digital y una analógica.</text:p>
          <text:p text:style-name="P12"><office:annotation office:name="__Annotation__228_283120031"><dc:creator>Autor desconocido</dc:creator><dc:date>2018-06-08T00:31:32.118000000</dc:date><text:p text:style-name="P17"><text:span text:style-name="T3">Ondo</text:span></text:p></office:annotation>Por ejemplo en un interruptor, si pulsamos el interruptor te da la tension que le hayas metido un 1, si vuelves a apretar te dara un 0. Para la analogica, tienes un potenciometro, <text:s text:c="2"/></text:p>
          <text:p text:style-name="P12">que cuando le das tension puedes variarla. La señal no seria de 1 y 0.<office:annotation-end office:name="__Annotation__228_283120031"/></text:p>
        </text:list-item>
        <text:list-item>
          <text:p text:style-name="P10">¿Que podemos representar con 0-s y 1-s?</text:p>
          <text:p text:style-name="P12"><office:annotation office:name="__Annotation__229_283120031"><dc:creator>Autor desconocido</dc:creator><dc:date>2018-06-08T00:31:44.901000000</dc:date><text:p text:style-name="P17"><text:span text:style-name="T3">No es un ejemplo de una representación</text:span></text:p></office:annotation>Por ejemplo las puertas logicas, te dan 0 y 1.<office:annotation-end office:name="__Annotation__229_283120031"/></text:p>
        </text:list-item>
        <text:list-item>
          <text:p text:style-name="P10">¿Que diferencia un sistema combinacional de uno secuencial?</text:p>
          <text:p text:style-name="P12"><text:soft-page-break/><office:annotation office:name="__Annotation__230_283120031"><dc:creator>Autor desconocido</dc:creator><dc:date>2018-06-08T00:32:27.271000000</dc:date><text:p text:style-name="P17"><text:span text:style-name="T3">La explicación no es clara pero no esta mal.</text:span></text:p></office:annotation>Los combinacionales, son los que estan formados por puertas logicas internamente <text:s/>en la que tienen entradas y salidas, pero la salida depende de la entrada. No cuentan con memoria. En cambio los sistemas secuenciales, son capaces de tener una salida independiente y esto es debido a la memoria que tienen. Dependen de las entradas y de el tiempo.<office:annotation-end office:name="__Annotation__230_283120031"/></text:p>
        </text:list-item>
        <text:list-item>
          <text:p text:style-name="P13"><text:span text:style-name="T1">¿Por que utilizamos un driver en lugar de controlar directamente un motor mediante un ICEZUM?</text:span> </text:p>
          <text:p text:style-name="P14"><office:annotation office:name="__Annotation__231_283120031"><dc:creator>Autor desconocido</dc:creator><dc:date>2018-06-08T00:32:51.924000000</dc:date><text:p text:style-name="P17"><text:span text:style-name="T3">No es suficiente</text:span></text:p></office:annotation>Para poder controlar el motor a nuestro antojo.<office:annotation-end office:name="__Annotation__231_283120031"/></text:p>
        </text:list-item>
        <text:list-item>
          <text:p text:style-name="P15">¿Que es un repositorio?</text:p>
          <text:p text:style-name="P14"><office:annotation office:name="__Annotation__233_283120031"><dc:creator>Autor desconocido</dc:creator><dc:date>2018-06-08T00:33:22.943000000</dc:date><text:p text:style-name="P17"><text:span text:style-name="T3">Ok</text:span></text:p></office:annotation>Es un lugar, almacen virtual en el que se meten archivos <text:span text:style-name="T2">de estudios o proyectos </text:span><office:annotation-end office:name="__Annotation__233_283120031"/><text:span text:style-name="T2">q</text:span><text:span text:style-name="T2"><office:annotation office:name="__Annotation__234_283120031"><dc:creator>Autor desconocido</dc:creator><dc:date>2018-06-08T00:33:31.494000000</dc:date><text:p text:style-name="P17"><text:span text:style-name="T3">Vale tanto para proyector terminados como para los que se estan desarrollando</text:span></text:p></office:annotation></text:span><text:span text:style-name="T2">ue ya has terminado.</text:span><office:annotation-end office:name="__Annotation__234_283120031"/></text:p>
        </text:list-item>
        <text:list-item>
          <text:p text:style-name="P15">¿Para que se utiliza la tecnologia PWM?</text:p>
          <text:p text:style-name="P16"><office:annotation office:name="__Annotation__235_283120031"><dc:creator>Autor desconocido</dc:creator><dc:date>2018-06-08T00:34:12.960000000</dc:date><text:p text:style-name="P17"><text:span text:style-name="T3">Falta explicarlo más.</text:span></text:p></office:annotation>Es la Modulacion por ancho de pulso,<office:annotation-end office:name="__Annotation__235_283120031"/> es la mejor forma de trabajar a mitad de tension para un motor, por ejemplo si tienes un motor de 10V en el PWM le pones menos tension te ira mas lento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08:51:51.195000000</meta:creation-date>
    <dc:date>2018-06-08T00:45:48.453000000</dc:date>
    <meta:editing-duration>PT18M44S</meta:editing-duration>
    <meta:editing-cycles>2</meta:editing-cycles>
    <meta:generator>LibreOffice/5.2.0.4$Windows_X86_64 LibreOffice_project/066b007f5ebcc236395c7d282ba488bca6720265</meta:generator>
    <meta:document-statistic meta:table-count="1" meta:image-count="0" meta:object-count="0" meta:page-count="2" meta:paragraph-count="66" meta:word-count="468" meta:character-count="2352" meta:non-whitespace-character-count="1894"/>
  </office:meta>
</office:document-meta>
</file>